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o vamos definir se as consultas terão ou não OPTIONAL pelo o banco de dados , ou pelo os if e eles na hora de gerar os rdf do politico ?</text:p>
      <text:p text:style-name="Standard"/>
      <text:p text:style-name="Standard">Quando usa o Select * no mysql vou ter que pegar os id no sparql ou não precisa ?</text:p>
      <text:p text:style-name="Standard"/>
      <text:p text:style-name="Standard">O valor do bem tem que ser 4000.00 e não 4.000,00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el nunes</meta:initial-creator>
    <meta:creation-date>2014-05-15T11:26:50</meta:creation-date>
    <dc:date>2014-06-02T10:04:26</dc:date>
    <meta:editing-duration>PT2M47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3" meta:word-count="61" meta:character-count="269" meta:non-whitespace-character-count="211"/>
  </office:meta>
</office:document-meta>
</file>